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2_09:54:3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576236" calcext:value-type="float">
            <text:p>576236</text:p>
          </table:table-cell>
          <table:table-cell office:value-type="float" office:value="569760" calcext:value-type="float">
            <text:p>569760</text:p>
          </table:table-cell>
          <table:table-cell office:value-type="float" office:value="6476" calcext:value-type="float">
            <text:p>6476</text:p>
          </table:table-cell>
          <table:table-cell/>
          <table:table-cell office:value-type="float" office:value="349875" calcext:value-type="float">
            <text:p>349875</text:p>
          </table:table-cell>
          <table:table-cell office:value-type="float" office:value="342655" calcext:value-type="float">
            <text:p>342655</text:p>
          </table:table-cell>
          <table:table-cell office:value-type="float" office:value="7220" calcext:value-type="float">
            <text:p>7220</text:p>
          </table:table-cell>
          <table:table-cell/>
          <table:table-cell office:value-type="float" office:value="1085839" calcext:value-type="float">
            <text:p>1085839</text:p>
          </table:table-cell>
          <table:table-cell office:value-type="float" office:value="1053306" calcext:value-type="float">
            <text:p>1053306</text:p>
          </table:table-cell>
          <table:table-cell office:value-type="float" office:value="32533" calcext:value-type="float">
            <text:p>32533</text:p>
          </table:table-cell>
          <table:table-cell/>
          <table:table-cell table:formula="of:=[.M2]/([.E2]+[.I2]+[.M2])" office:value-type="percentage" office:value="0.703735750286617" calcext:value-type="percentage">
            <text:p>70.37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552448" calcext:value-type="float">
            <text:p>552448</text:p>
          </table:table-cell>
          <table:table-cell office:value-type="float" office:value="545442" calcext:value-type="float">
            <text:p>545442</text:p>
          </table:table-cell>
          <table:table-cell office:value-type="float" office:value="7006" calcext:value-type="float">
            <text:p>7006</text:p>
          </table:table-cell>
          <table:table-cell/>
          <table:table-cell office:value-type="float" office:value="406022" calcext:value-type="float">
            <text:p>406022</text:p>
          </table:table-cell>
          <table:table-cell office:value-type="float" office:value="398985" calcext:value-type="float">
            <text:p>398985</text:p>
          </table:table-cell>
          <table:table-cell office:value-type="float" office:value="7037" calcext:value-type="float">
            <text:p>7037</text:p>
          </table:table-cell>
          <table:table-cell/>
          <table:table-cell office:value-type="float" office:value="1060865" calcext:value-type="float">
            <text:p>1060865</text:p>
          </table:table-cell>
          <table:table-cell office:value-type="float" office:value="1028123" calcext:value-type="float">
            <text:p>1028123</text:p>
          </table:table-cell>
          <table:table-cell office:value-type="float" office:value="32742" calcext:value-type="float">
            <text:p>32742</text:p>
          </table:table-cell>
          <table:table-cell/>
          <table:table-cell table:formula="of:=[.M3]/([.E3]+[.I3]+[.M3])" office:value-type="percentage" office:value="0.699839692209041" calcext:value-type="percentage">
            <text:p>69.98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88473" calcext:value-type="float">
            <text:p>488473</text:p>
          </table:table-cell>
          <table:table-cell office:value-type="float" office:value="483139" calcext:value-type="float">
            <text:p>483139</text:p>
          </table:table-cell>
          <table:table-cell office:value-type="float" office:value="5334" calcext:value-type="float">
            <text:p>5334</text:p>
          </table:table-cell>
          <table:table-cell/>
          <table:table-cell office:value-type="float" office:value="347450" calcext:value-type="float">
            <text:p>347450</text:p>
          </table:table-cell>
          <table:table-cell office:value-type="float" office:value="340874" calcext:value-type="float">
            <text:p>340874</text:p>
          </table:table-cell>
          <table:table-cell office:value-type="float" office:value="6576" calcext:value-type="float">
            <text:p>6576</text:p>
          </table:table-cell>
          <table:table-cell/>
          <table:table-cell office:value-type="float" office:value="1107501" calcext:value-type="float">
            <text:p>1107501</text:p>
          </table:table-cell>
          <table:table-cell office:value-type="float" office:value="1072357" calcext:value-type="float">
            <text:p>1072357</text:p>
          </table:table-cell>
          <table:table-cell office:value-type="float" office:value="35144" calcext:value-type="float">
            <text:p>35144</text:p>
          </table:table-cell>
          <table:table-cell/>
          <table:table-cell table:formula="of:=[.M4]/([.E4]+[.I4]+[.M4])" office:value-type="percentage" office:value="0.746886555871977" calcext:value-type="percentage">
            <text:p>74.6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49058" calcext:value-type="float">
            <text:p>549058</text:p>
          </table:table-cell>
          <table:table-cell office:value-type="float" office:value="542032" calcext:value-type="float">
            <text:p>542032</text:p>
          </table:table-cell>
          <table:table-cell office:value-type="float" office:value="7026" calcext:value-type="float">
            <text:p>7026</text:p>
          </table:table-cell>
          <table:table-cell/>
          <table:table-cell office:value-type="float" office:value="413859" calcext:value-type="float">
            <text:p>413859</text:p>
          </table:table-cell>
          <table:table-cell office:value-type="float" office:value="406275" calcext:value-type="float">
            <text:p>406275</text:p>
          </table:table-cell>
          <table:table-cell office:value-type="float" office:value="7584" calcext:value-type="float">
            <text:p>7584</text:p>
          </table:table-cell>
          <table:table-cell/>
          <table:table-cell office:value-type="float" office:value="1070315" calcext:value-type="float">
            <text:p>1070315</text:p>
          </table:table-cell>
          <table:table-cell office:value-type="float" office:value="1037349" calcext:value-type="float">
            <text:p>1037349</text:p>
          </table:table-cell>
          <table:table-cell office:value-type="float" office:value="32966" calcext:value-type="float">
            <text:p>32966</text:p>
          </table:table-cell>
          <table:table-cell/>
          <table:table-cell table:formula="of:=[.M5]/([.E5]+[.I5]+[.M5])" office:value-type="percentage" office:value="0.692912392803094" calcext:value-type="percentage">
            <text:p>69.29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01378" calcext:value-type="float">
            <text:p>601378</text:p>
          </table:table-cell>
          <table:table-cell office:value-type="float" office:value="594045" calcext:value-type="float">
            <text:p>594045</text:p>
          </table:table-cell>
          <table:table-cell office:value-type="float" office:value="7333" calcext:value-type="float">
            <text:p>7333</text:p>
          </table:table-cell>
          <table:table-cell/>
          <table:table-cell office:value-type="float" office:value="367005" calcext:value-type="float">
            <text:p>367005</text:p>
          </table:table-cell>
          <table:table-cell office:value-type="float" office:value="359813" calcext:value-type="float">
            <text:p>359813</text:p>
          </table:table-cell>
          <table:table-cell office:value-type="float" office:value="7192" calcext:value-type="float">
            <text:p>7192</text:p>
          </table:table-cell>
          <table:table-cell/>
          <table:table-cell office:value-type="float" office:value="1067955" calcext:value-type="float">
            <text:p>1067955</text:p>
          </table:table-cell>
          <table:table-cell office:value-type="float" office:value="1035182" calcext:value-type="float">
            <text:p>1035182</text:p>
          </table:table-cell>
          <table:table-cell office:value-type="float" office:value="32773" calcext:value-type="float">
            <text:p>32773</text:p>
          </table:table-cell>
          <table:table-cell/>
          <table:table-cell table:formula="of:=[.M6]/([.E6]+[.I6]+[.M6])" office:value-type="percentage" office:value="0.692904562560785" calcext:value-type="percentage">
            <text:p>69.29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539030" calcext:value-type="float">
            <text:p>539030</text:p>
          </table:table-cell>
          <table:table-cell office:value-type="float" office:value="533302" calcext:value-type="float">
            <text:p>533302</text:p>
          </table:table-cell>
          <table:table-cell office:value-type="float" office:value="5728" calcext:value-type="float">
            <text:p>5728</text:p>
          </table:table-cell>
          <table:table-cell/>
          <table:table-cell office:value-type="float" office:value="308477" calcext:value-type="float">
            <text:p>308477</text:p>
          </table:table-cell>
          <table:table-cell office:value-type="float" office:value="301150" calcext:value-type="float">
            <text:p>301150</text:p>
          </table:table-cell>
          <table:table-cell office:value-type="float" office:value="7327" calcext:value-type="float">
            <text:p>7327</text:p>
          </table:table-cell>
          <table:table-cell/>
          <table:table-cell office:value-type="float" office:value="1106045" calcext:value-type="float">
            <text:p>1106045</text:p>
          </table:table-cell>
          <table:table-cell office:value-type="float" office:value="1072721" calcext:value-type="float">
            <text:p>1072721</text:p>
          </table:table-cell>
          <table:table-cell office:value-type="float" office:value="33324" calcext:value-type="float">
            <text:p>33324</text:p>
          </table:table-cell>
          <table:table-cell/>
          <table:table-cell table:formula="of:=[.M7]/([.E7]+[.I7]+[.M7])" office:value-type="percentage" office:value="0.718514845080748" calcext:value-type="percentage">
            <text:p>71.8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97513" calcext:value-type="float">
            <text:p>497513</text:p>
          </table:table-cell>
          <table:table-cell office:value-type="float" office:value="492312" calcext:value-type="float">
            <text:p>492312</text:p>
          </table:table-cell>
          <table:table-cell office:value-type="float" office:value="5201" calcext:value-type="float">
            <text:p>5201</text:p>
          </table:table-cell>
          <table:table-cell/>
          <table:table-cell office:value-type="float" office:value="285773" calcext:value-type="float">
            <text:p>285773</text:p>
          </table:table-cell>
          <table:table-cell office:value-type="float" office:value="281007" calcext:value-type="float">
            <text:p>281007</text:p>
          </table:table-cell>
          <table:table-cell office:value-type="float" office:value="4766" calcext:value-type="float">
            <text:p>4766</text:p>
          </table:table-cell>
          <table:table-cell/>
          <table:table-cell office:value-type="float" office:value="1105116" calcext:value-type="float">
            <text:p>1105116</text:p>
          </table:table-cell>
          <table:table-cell office:value-type="float" office:value="1069994" calcext:value-type="float">
            <text:p>1069994</text:p>
          </table:table-cell>
          <table:table-cell office:value-type="float" office:value="35122" calcext:value-type="float">
            <text:p>35122</text:p>
          </table:table-cell>
          <table:table-cell/>
          <table:table-cell table:formula="of:=[.M8]/([.E8]+[.I8]+[.M8])" office:value-type="percentage" office:value="0.778948302246668" calcext:value-type="percentage">
            <text:p>77.8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31750" calcext:value-type="float">
            <text:p>531750</text:p>
          </table:table-cell>
          <table:table-cell office:value-type="float" office:value="525144" calcext:value-type="float">
            <text:p>525144</text:p>
          </table:table-cell>
          <table:table-cell office:value-type="float" office:value="6606" calcext:value-type="float">
            <text:p>6606</text:p>
          </table:table-cell>
          <table:table-cell/>
          <table:table-cell office:value-type="float" office:value="358861" calcext:value-type="float">
            <text:p>358861</text:p>
          </table:table-cell>
          <table:table-cell office:value-type="float" office:value="352097" calcext:value-type="float">
            <text:p>352097</text:p>
          </table:table-cell>
          <table:table-cell office:value-type="float" office:value="6764" calcext:value-type="float">
            <text:p>6764</text:p>
          </table:table-cell>
          <table:table-cell/>
          <table:table-cell office:value-type="float" office:value="1093535" calcext:value-type="float">
            <text:p>1093535</text:p>
          </table:table-cell>
          <table:table-cell office:value-type="float" office:value="1061102" calcext:value-type="float">
            <text:p>1061102</text:p>
          </table:table-cell>
          <table:table-cell office:value-type="float" office:value="32433" calcext:value-type="float">
            <text:p>32433</text:p>
          </table:table-cell>
          <table:table-cell/>
          <table:table-cell table:formula="of:=[.M9]/([.E9]+[.I9]+[.M9])" office:value-type="percentage" office:value="0.708097722856581" calcext:value-type="percentage">
            <text:p>70.8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58799" calcext:value-type="float">
            <text:p>558799</text:p>
          </table:table-cell>
          <table:table-cell office:value-type="float" office:value="552848" calcext:value-type="float">
            <text:p>552848</text:p>
          </table:table-cell>
          <table:table-cell office:value-type="float" office:value="5951" calcext:value-type="float">
            <text:p>5951</text:p>
          </table:table-cell>
          <table:table-cell/>
          <table:table-cell office:value-type="float" office:value="309004" calcext:value-type="float">
            <text:p>309004</text:p>
          </table:table-cell>
          <table:table-cell office:value-type="float" office:value="301543" calcext:value-type="float">
            <text:p>301543</text:p>
          </table:table-cell>
          <table:table-cell office:value-type="float" office:value="7461" calcext:value-type="float">
            <text:p>7461</text:p>
          </table:table-cell>
          <table:table-cell/>
          <table:table-cell office:value-type="float" office:value="1100803" calcext:value-type="float">
            <text:p>1100803</text:p>
          </table:table-cell>
          <table:table-cell office:value-type="float" office:value="1068235" calcext:value-type="float">
            <text:p>1068235</text:p>
          </table:table-cell>
          <table:table-cell office:value-type="float" office:value="32568" calcext:value-type="float">
            <text:p>32568</text:p>
          </table:table-cell>
          <table:table-cell/>
          <table:table-cell table:formula="of:=[.M10]/([.E10]+[.I10]+[.M10])" office:value-type="percentage" office:value="0.708307959982601" calcext:value-type="percentage">
            <text:p>70.83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583678" calcext:value-type="float">
            <text:p>583678</text:p>
          </table:table-cell>
          <table:table-cell office:value-type="float" office:value="576813" calcext:value-type="float">
            <text:p>576813</text:p>
          </table:table-cell>
          <table:table-cell office:value-type="float" office:value="6865" calcext:value-type="float">
            <text:p>6865</text:p>
          </table:table-cell>
          <table:table-cell/>
          <table:table-cell office:value-type="float" office:value="364784" calcext:value-type="float">
            <text:p>364784</text:p>
          </table:table-cell>
          <table:table-cell office:value-type="float" office:value="358358" calcext:value-type="float">
            <text:p>358358</text:p>
          </table:table-cell>
          <table:table-cell office:value-type="float" office:value="6426" calcext:value-type="float">
            <text:p>6426</text:p>
          </table:table-cell>
          <table:table-cell/>
          <table:table-cell office:value-type="float" office:value="1080020" calcext:value-type="float">
            <text:p>1080020</text:p>
          </table:table-cell>
          <table:table-cell office:value-type="float" office:value="1047501" calcext:value-type="float">
            <text:p>1047501</text:p>
          </table:table-cell>
          <table:table-cell office:value-type="float" office:value="32519" calcext:value-type="float">
            <text:p>32519</text:p>
          </table:table-cell>
          <table:table-cell/>
          <table:table-cell table:formula="of:=[.M11]/([.E11]+[.I11]+[.M11])" office:value-type="percentage" office:value="0.709866841301026" calcext:value-type="percentage">
            <text:p>70.9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401313" calcext:value-type="float">
            <text:p>401313</text:p>
          </table:table-cell>
          <table:table-cell office:value-type="float" office:value="396070" calcext:value-type="float">
            <text:p>396070</text:p>
          </table:table-cell>
          <table:table-cell office:value-type="float" office:value="5243" calcext:value-type="float">
            <text:p>5243</text:p>
          </table:table-cell>
          <table:table-cell/>
          <table:table-cell office:value-type="float" office:value="324223" calcext:value-type="float">
            <text:p>324223</text:p>
          </table:table-cell>
          <table:table-cell office:value-type="float" office:value="318575" calcext:value-type="float">
            <text:p>318575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float" office:value="1111065" calcext:value-type="float">
            <text:p>1111065</text:p>
          </table:table-cell>
          <table:table-cell office:value-type="float" office:value="1076326" calcext:value-type="float">
            <text:p>1076326</text:p>
          </table:table-cell>
          <table:table-cell office:value-type="float" office:value="34739" calcext:value-type="float">
            <text:p>34739</text:p>
          </table:table-cell>
          <table:table-cell/>
          <table:table-cell table:formula="of:=[.M12]/([.E12]+[.I12]+[.M12])" office:value-type="percentage" office:value="0.761319307473154" calcext:value-type="percentage">
            <text:p>76.13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71572" calcext:value-type="float">
            <text:p>571572</text:p>
          </table:table-cell>
          <table:table-cell office:value-type="float" office:value="564767" calcext:value-type="float">
            <text:p>564767</text:p>
          </table:table-cell>
          <table:table-cell office:value-type="float" office:value="6805" calcext:value-type="float">
            <text:p>6805</text:p>
          </table:table-cell>
          <table:table-cell/>
          <table:table-cell office:value-type="float" office:value="331991" calcext:value-type="float">
            <text:p>331991</text:p>
          </table:table-cell>
          <table:table-cell office:value-type="float" office:value="325779" calcext:value-type="float">
            <text:p>325779</text:p>
          </table:table-cell>
          <table:table-cell office:value-type="float" office:value="6212" calcext:value-type="float">
            <text:p>6212</text:p>
          </table:table-cell>
          <table:table-cell/>
          <table:table-cell office:value-type="float" office:value="1088979" calcext:value-type="float">
            <text:p>1088979</text:p>
          </table:table-cell>
          <table:table-cell office:value-type="float" office:value="1056437" calcext:value-type="float">
            <text:p>1056437</text:p>
          </table:table-cell>
          <table:table-cell office:value-type="float" office:value="32542" calcext:value-type="float">
            <text:p>32542</text:p>
          </table:table-cell>
          <table:table-cell/>
          <table:table-cell table:formula="of:=[.M13]/([.E13]+[.I13]+[.M13])" office:value-type="percentage" office:value="0.714282578634298" calcext:value-type="percentage">
            <text:p>71.4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617124" calcext:value-type="float">
            <text:p>617124</text:p>
          </table:table-cell>
          <table:table-cell office:value-type="float" office:value="610059" calcext:value-type="float">
            <text:p>610059</text:p>
          </table:table-cell>
          <table:table-cell office:value-type="float" office:value="7065" calcext:value-type="float">
            <text:p>7065</text:p>
          </table:table-cell>
          <table:table-cell/>
          <table:table-cell office:value-type="float" office:value="331056" calcext:value-type="float">
            <text:p>331056</text:p>
          </table:table-cell>
          <table:table-cell office:value-type="float" office:value="324503" calcext:value-type="float">
            <text:p>324503</text:p>
          </table:table-cell>
          <table:table-cell office:value-type="float" office:value="6553" calcext:value-type="float">
            <text:p>6553</text:p>
          </table:table-cell>
          <table:table-cell/>
          <table:table-cell office:value-type="float" office:value="1080921" calcext:value-type="float">
            <text:p>1080921</text:p>
          </table:table-cell>
          <table:table-cell office:value-type="float" office:value="1048246" calcext:value-type="float">
            <text:p>1048246</text:p>
          </table:table-cell>
          <table:table-cell office:value-type="float" office:value="32675" calcext:value-type="float">
            <text:p>32675</text:p>
          </table:table-cell>
          <table:table-cell/>
          <table:table-cell table:formula="of:=[.M14]/([.E14]+[.I14]+[.M14])" office:value-type="percentage" office:value="0.705830255114164" calcext:value-type="percentage">
            <text:p>70.5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412390" calcext:value-type="float">
            <text:p>412390</text:p>
          </table:table-cell>
          <table:table-cell office:value-type="float" office:value="406395" calcext:value-type="float">
            <text:p>406395</text:p>
          </table:table-cell>
          <table:table-cell office:value-type="float" office:value="5995" calcext:value-type="float">
            <text:p>5995</text:p>
          </table:table-cell>
          <table:table-cell/>
          <table:table-cell office:value-type="float" office:value="394770" calcext:value-type="float">
            <text:p>394770</text:p>
          </table:table-cell>
          <table:table-cell office:value-type="float" office:value="387284" calcext:value-type="float">
            <text:p>387284</text:p>
          </table:table-cell>
          <table:table-cell office:value-type="float" office:value="7486" calcext:value-type="float">
            <text:p>7486</text:p>
          </table:table-cell>
          <table:table-cell/>
          <table:table-cell office:value-type="float" office:value="1112213" calcext:value-type="float">
            <text:p>1112213</text:p>
          </table:table-cell>
          <table:table-cell office:value-type="float" office:value="1079541" calcext:value-type="float">
            <text:p>1079541</text:p>
          </table:table-cell>
          <table:table-cell office:value-type="float" office:value="32672" calcext:value-type="float">
            <text:p>32672</text:p>
          </table:table-cell>
          <table:table-cell/>
          <table:table-cell table:formula="of:=[.M15]/([.E15]+[.I15]+[.M15])" office:value-type="percentage" office:value="0.707906311615713" calcext:value-type="percentage">
            <text:p>70.7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506448" calcext:value-type="float">
            <text:p>506448</text:p>
          </table:table-cell>
          <table:table-cell office:value-type="float" office:value="500056" calcext:value-type="float">
            <text:p>500056</text:p>
          </table:table-cell>
          <table:table-cell office:value-type="float" office:value="6392" calcext:value-type="float">
            <text:p>6392</text:p>
          </table:table-cell>
          <table:table-cell/>
          <table:table-cell office:value-type="float" office:value="440632" calcext:value-type="float">
            <text:p>440632</text:p>
          </table:table-cell>
          <table:table-cell office:value-type="float" office:value="432960" calcext:value-type="float">
            <text:p>432960</text:p>
          </table:table-cell>
          <table:table-cell office:value-type="float" office:value="7672" calcext:value-type="float">
            <text:p>7672</text:p>
          </table:table-cell>
          <table:table-cell/>
          <table:table-cell office:value-type="float" office:value="1068229" calcext:value-type="float">
            <text:p>1068229</text:p>
          </table:table-cell>
          <table:table-cell office:value-type="float" office:value="1035594" calcext:value-type="float">
            <text:p>1035594</text:p>
          </table:table-cell>
          <table:table-cell office:value-type="float" office:value="32635" calcext:value-type="float">
            <text:p>32635</text:p>
          </table:table-cell>
          <table:table-cell/>
          <table:table-cell table:formula="of:=[.M16]/([.E16]+[.I16]+[.M16])" office:value-type="percentage" office:value="0.698837234202017" calcext:value-type="percentage">
            <text:p>69.88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27588" calcext:value-type="float">
            <text:p>527588</text:p>
          </table:table-cell>
          <table:table-cell office:value-type="float" office:value="520692" calcext:value-type="float">
            <text:p>520692</text:p>
          </table:table-cell>
          <table:table-cell office:value-type="float" office:value="6896" calcext:value-type="float">
            <text:p>6896</text:p>
          </table:table-cell>
          <table:table-cell/>
          <table:table-cell office:value-type="float" office:value="427545" calcext:value-type="float">
            <text:p>427545</text:p>
          </table:table-cell>
          <table:table-cell office:value-type="float" office:value="420046" calcext:value-type="float">
            <text:p>420046</text:p>
          </table:table-cell>
          <table:table-cell office:value-type="float" office:value="7499" calcext:value-type="float">
            <text:p>7499</text:p>
          </table:table-cell>
          <table:table-cell/>
          <table:table-cell office:value-type="float" office:value="1062674" calcext:value-type="float">
            <text:p>1062674</text:p>
          </table:table-cell>
          <table:table-cell office:value-type="float" office:value="1030674" calcext:value-type="float">
            <text:p>1030674</text:p>
          </table:table-cell>
          <table:table-cell office:value-type="float" office:value="32000" calcext:value-type="float">
            <text:p>32000</text:p>
          </table:table-cell>
          <table:table-cell/>
          <table:table-cell table:formula="of:=[.M17]/([.E17]+[.I17]+[.M17])" office:value-type="percentage" office:value="0.689729496713008" calcext:value-type="percentage">
            <text:p>68.97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555794" calcext:value-type="float">
            <text:p>555794</text:p>
          </table:table-cell>
          <table:table-cell office:value-type="float" office:value="548858" calcext:value-type="float">
            <text:p>548858</text:p>
          </table:table-cell>
          <table:table-cell office:value-type="float" office:value="6936" calcext:value-type="float">
            <text:p>6936</text:p>
          </table:table-cell>
          <table:table-cell/>
          <table:table-cell office:value-type="float" office:value="377576" calcext:value-type="float">
            <text:p>377576</text:p>
          </table:table-cell>
          <table:table-cell office:value-type="float" office:value="370417" calcext:value-type="float">
            <text:p>370417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float" office:value="1067719" calcext:value-type="float">
            <text:p>1067719</text:p>
          </table:table-cell>
          <table:table-cell office:value-type="float" office:value="1035298" calcext:value-type="float">
            <text:p>1035298</text:p>
          </table:table-cell>
          <table:table-cell office:value-type="float" office:value="32421" calcext:value-type="float">
            <text:p>32421</text:p>
          </table:table-cell>
          <table:table-cell/>
          <table:table-cell table:formula="of:=[.M18]/([.E18]+[.I18]+[.M18])" office:value-type="percentage" office:value="0.696985983317568" calcext:value-type="percentage">
            <text:p>69.7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01417" calcext:value-type="float">
            <text:p>301417</text:p>
          </table:table-cell>
          <table:table-cell office:value-type="float" office:value="294904" calcext:value-type="float">
            <text:p>294904</text:p>
          </table:table-cell>
          <table:table-cell office:value-type="float" office:value="6513" calcext:value-type="float">
            <text:p>6513</text:p>
          </table:table-cell>
          <table:table-cell/>
          <table:table-cell office:value-type="float" office:value="252158" calcext:value-type="float">
            <text:p>252158</text:p>
          </table:table-cell>
          <table:table-cell office:value-type="float" office:value="244943" calcext:value-type="float">
            <text:p>244943</text:p>
          </table:table-cell>
          <table:table-cell office:value-type="float" office:value="7215" calcext:value-type="float">
            <text:p>7215</text:p>
          </table:table-cell>
          <table:table-cell/>
          <table:table-cell office:value-type="float" office:value="426304" calcext:value-type="float">
            <text:p>426304</text:p>
          </table:table-cell>
          <table:table-cell office:value-type="float" office:value="393732" calcext:value-type="float">
            <text:p>393732</text:p>
          </table:table-cell>
          <table:table-cell office:value-type="float" office:value="32572" calcext:value-type="float">
            <text:p>32572</text:p>
          </table:table-cell>
          <table:table-cell/>
          <table:table-cell table:formula="of:=[.M19]/([.E19]+[.I19]+[.M19])" office:value-type="percentage" office:value="0.703498920086393" calcext:value-type="percentage">
            <text:p>70.3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31999" calcext:value-type="float">
            <text:p>531999</text:p>
          </table:table-cell>
          <table:table-cell office:value-type="float" office:value="525195" calcext:value-type="float">
            <text:p>525195</text:p>
          </table:table-cell>
          <table:table-cell office:value-type="float" office:value="6804" calcext:value-type="float">
            <text:p>6804</text:p>
          </table:table-cell>
          <table:table-cell/>
          <table:table-cell office:value-type="float" office:value="437963" calcext:value-type="float">
            <text:p>437963</text:p>
          </table:table-cell>
          <table:table-cell office:value-type="float" office:value="430707" calcext:value-type="float">
            <text:p>430707</text:p>
          </table:table-cell>
          <table:table-cell office:value-type="float" office:value="7256" calcext:value-type="float">
            <text:p>7256</text:p>
          </table:table-cell>
          <table:table-cell/>
          <table:table-cell office:value-type="float" office:value="1056829" calcext:value-type="float">
            <text:p>1056829</text:p>
          </table:table-cell>
          <table:table-cell office:value-type="float" office:value="1024554" calcext:value-type="float">
            <text:p>1024554</text:p>
          </table:table-cell>
          <table:table-cell office:value-type="float" office:value="32275" calcext:value-type="float">
            <text:p>32275</text:p>
          </table:table-cell>
          <table:table-cell/>
          <table:table-cell table:formula="of:=[.M20]/([.E20]+[.I20]+[.M20])" office:value-type="percentage" office:value="0.696557677781375" calcext:value-type="percentage">
            <text:p>69.6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24801" calcext:value-type="float">
            <text:p>524801</text:p>
          </table:table-cell>
          <table:table-cell office:value-type="float" office:value="518229" calcext:value-type="float">
            <text:p>518229</text:p>
          </table:table-cell>
          <table:table-cell office:value-type="float" office:value="6572" calcext:value-type="float">
            <text:p>6572</text:p>
          </table:table-cell>
          <table:table-cell/>
          <table:table-cell office:value-type="float" office:value="427610" calcext:value-type="float">
            <text:p>427610</text:p>
          </table:table-cell>
          <table:table-cell office:value-type="float" office:value="420272" calcext:value-type="float">
            <text:p>420272</text:p>
          </table:table-cell>
          <table:table-cell office:value-type="float" office:value="7338" calcext:value-type="float">
            <text:p>7338</text:p>
          </table:table-cell>
          <table:table-cell/>
          <table:table-cell office:value-type="float" office:value="1055904" calcext:value-type="float">
            <text:p>1055904</text:p>
          </table:table-cell>
          <table:table-cell office:value-type="float" office:value="1023655" calcext:value-type="float">
            <text:p>1023655</text:p>
          </table:table-cell>
          <table:table-cell office:value-type="float" office:value="32249" calcext:value-type="float">
            <text:p>32249</text:p>
          </table:table-cell>
          <table:table-cell/>
          <table:table-cell table:formula="of:=[.M21]/([.E21]+[.I21]+[.M21])" office:value-type="percentage" office:value="0.698650317381226" calcext:value-type="percentage">
            <text:p>69.87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58938" calcext:value-type="float">
            <text:p>558938</text:p>
          </table:table-cell>
          <table:table-cell office:value-type="float" office:value="551963" calcext:value-type="float">
            <text:p>551963</text:p>
          </table:table-cell>
          <table:table-cell office:value-type="float" office:value="6975" calcext:value-type="float">
            <text:p>6975</text:p>
          </table:table-cell>
          <table:table-cell/>
          <table:table-cell office:value-type="float" office:value="371824" calcext:value-type="float">
            <text:p>371824</text:p>
          </table:table-cell>
          <table:table-cell office:value-type="float" office:value="364455" calcext:value-type="float">
            <text:p>364455</text:p>
          </table:table-cell>
          <table:table-cell office:value-type="float" office:value="7369" calcext:value-type="float">
            <text:p>7369</text:p>
          </table:table-cell>
          <table:table-cell/>
          <table:table-cell office:value-type="float" office:value="1060792" calcext:value-type="float">
            <text:p>1060792</text:p>
          </table:table-cell>
          <table:table-cell office:value-type="float" office:value="1028551" calcext:value-type="float">
            <text:p>1028551</text:p>
          </table:table-cell>
          <table:table-cell office:value-type="float" office:value="32241" calcext:value-type="float">
            <text:p>32241</text:p>
          </table:table-cell>
          <table:table-cell/>
          <table:table-cell table:formula="of:=[.M22]/([.E22]+[.I22]+[.M22])" office:value-type="percentage" office:value="0.692089728453365" calcext:value-type="percentage">
            <text:p>69.21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07492" calcext:value-type="float">
            <text:p>407492</text:p>
          </table:table-cell>
          <table:table-cell office:value-type="float" office:value="403759" calcext:value-type="float">
            <text:p>403759</text:p>
          </table:table-cell>
          <table:table-cell office:value-type="float" office:value="3733" calcext:value-type="float">
            <text:p>3733</text:p>
          </table:table-cell>
          <table:table-cell/>
          <table:table-cell office:value-type="float" office:value="251714" calcext:value-type="float">
            <text:p>251714</text:p>
          </table:table-cell>
          <table:table-cell office:value-type="float" office:value="246722" calcext:value-type="float">
            <text:p>246722</text:p>
          </table:table-cell>
          <table:table-cell office:value-type="float" office:value="4992" calcext:value-type="float">
            <text:p>4992</text:p>
          </table:table-cell>
          <table:table-cell/>
          <table:table-cell office:value-type="float" office:value="1140810" calcext:value-type="float">
            <text:p>1140810</text:p>
          </table:table-cell>
          <table:table-cell office:value-type="float" office:value="1104030" calcext:value-type="float">
            <text:p>1104030</text:p>
          </table:table-cell>
          <table:table-cell office:value-type="float" office:value="36780" calcext:value-type="float">
            <text:p>36780</text:p>
          </table:table-cell>
          <table:table-cell/>
          <table:table-cell table:formula="of:=[.M23]/([.E23]+[.I23]+[.M23])" office:value-type="percentage" office:value="0.808262828260631" calcext:value-type="percentage">
            <text:p>80.8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5547" calcext:value-type="float">
            <text:p>65547</text:p>
          </table:table-cell>
          <table:table-cell office:value-type="float" office:value="58765" calcext:value-type="float">
            <text:p>58765</text:p>
          </table:table-cell>
          <table:table-cell office:value-type="float" office:value="6782" calcext:value-type="float">
            <text:p>6782</text:p>
          </table:table-cell>
          <table:table-cell/>
          <table:table-cell office:value-type="float" office:value="35036" calcext:value-type="float">
            <text:p>35036</text:p>
          </table:table-cell>
          <table:table-cell office:value-type="float" office:value="28213" calcext:value-type="float">
            <text:p>28213</text:p>
          </table:table-cell>
          <table:table-cell office:value-type="float" office:value="6823" calcext:value-type="float">
            <text:p>6823</text:p>
          </table:table-cell>
          <table:table-cell/>
          <table:table-cell office:value-type="float" office:value="56221" calcext:value-type="float">
            <text:p>56221</text:p>
          </table:table-cell>
          <table:table-cell office:value-type="float" office:value="23859" calcext:value-type="float">
            <text:p>23859</text:p>
          </table:table-cell>
          <table:table-cell office:value-type="float" office:value="32362" calcext:value-type="float">
            <text:p>32362</text:p>
          </table:table-cell>
          <table:table-cell/>
          <table:table-cell table:formula="of:=[.M24]/([.E24]+[.I24]+[.M24])" office:value-type="percentage" office:value="0.7040268018361" calcext:value-type="percentage">
            <text:p>70.4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81777" calcext:value-type="float">
            <text:p>481777</text:p>
          </table:table-cell>
          <table:table-cell office:value-type="float" office:value="475906" calcext:value-type="float">
            <text:p>475906</text:p>
          </table:table-cell>
          <table:table-cell office:value-type="float" office:value="5871" calcext:value-type="float">
            <text:p>5871</text:p>
          </table:table-cell>
          <table:table-cell/>
          <table:table-cell office:value-type="float" office:value="439003" calcext:value-type="float">
            <text:p>439003</text:p>
          </table:table-cell>
          <table:table-cell office:value-type="float" office:value="431089" calcext:value-type="float">
            <text:p>431089</text:p>
          </table:table-cell>
          <table:table-cell office:value-type="float" office:value="7914" calcext:value-type="float">
            <text:p>7914</text:p>
          </table:table-cell>
          <table:table-cell/>
          <table:table-cell office:value-type="float" office:value="1064429" calcext:value-type="float">
            <text:p>1064429</text:p>
          </table:table-cell>
          <table:table-cell office:value-type="float" office:value="1031905" calcext:value-type="float">
            <text:p>1031905</text:p>
          </table:table-cell>
          <table:table-cell office:value-type="float" office:value="32524" calcext:value-type="float">
            <text:p>32524</text:p>
          </table:table-cell>
          <table:table-cell/>
          <table:table-cell table:formula="of:=[.M25]/([.E25]+[.I25]+[.M25])" office:value-type="percentage" office:value="0.702325681832905" calcext:value-type="percentage">
            <text:p>70.2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12928" calcext:value-type="float">
            <text:p>612928</text:p>
          </table:table-cell>
          <table:table-cell office:value-type="float" office:value="605474" calcext:value-type="float">
            <text:p>605474</text:p>
          </table:table-cell>
          <table:table-cell office:value-type="float" office:value="7454" calcext:value-type="float">
            <text:p>7454</text:p>
          </table:table-cell>
          <table:table-cell/>
          <table:table-cell office:value-type="float" office:value="340004" calcext:value-type="float">
            <text:p>340004</text:p>
          </table:table-cell>
          <table:table-cell office:value-type="float" office:value="333337" calcext:value-type="float">
            <text:p>333337</text:p>
          </table:table-cell>
          <table:table-cell office:value-type="float" office:value="6667" calcext:value-type="float">
            <text:p>6667</text:p>
          </table:table-cell>
          <table:table-cell/>
          <table:table-cell office:value-type="float" office:value="1059791" calcext:value-type="float">
            <text:p>1059791</text:p>
          </table:table-cell>
          <table:table-cell office:value-type="float" office:value="1027334" calcext:value-type="float">
            <text:p>1027334</text:p>
          </table:table-cell>
          <table:table-cell office:value-type="float" office:value="32457" calcext:value-type="float">
            <text:p>32457</text:p>
          </table:table-cell>
          <table:table-cell/>
          <table:table-cell table:formula="of:=[.M26]/([.E26]+[.I26]+[.M26])" office:value-type="percentage" office:value="0.696831121988922" calcext:value-type="percentage">
            <text:p>69.6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549289" calcext:value-type="float">
            <text:p>549289</text:p>
          </table:table-cell>
          <table:table-cell office:value-type="float" office:value="543293" calcext:value-type="float">
            <text:p>543293</text:p>
          </table:table-cell>
          <table:table-cell office:value-type="float" office:value="5996" calcext:value-type="float">
            <text:p>5996</text:p>
          </table:table-cell>
          <table:table-cell/>
          <table:table-cell office:value-type="float" office:value="379429" calcext:value-type="float">
            <text:p>379429</text:p>
          </table:table-cell>
          <table:table-cell office:value-type="float" office:value="372084" calcext:value-type="float">
            <text:p>372084</text:p>
          </table:table-cell>
          <table:table-cell office:value-type="float" office:value="7345" calcext:value-type="float">
            <text:p>7345</text:p>
          </table:table-cell>
          <table:table-cell/>
          <table:table-cell office:value-type="float" office:value="1083918" calcext:value-type="float">
            <text:p>1083918</text:p>
          </table:table-cell>
          <table:table-cell office:value-type="float" office:value="1051124" calcext:value-type="float">
            <text:p>1051124</text:p>
          </table:table-cell>
          <table:table-cell office:value-type="float" office:value="32794" calcext:value-type="float">
            <text:p>32794</text:p>
          </table:table-cell>
          <table:table-cell/>
          <table:table-cell table:formula="of:=[.M27]/([.E27]+[.I27]+[.M27])" office:value-type="percentage" office:value="0.710826920992739" calcext:value-type="percentage">
            <text:p>71.0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64915" calcext:value-type="float">
            <text:p>464915</text:p>
          </table:table-cell>
          <table:table-cell office:value-type="float" office:value="459314" calcext:value-type="float">
            <text:p>459314</text:p>
          </table:table-cell>
          <table:table-cell office:value-type="float" office:value="5601" calcext:value-type="float">
            <text:p>5601</text:p>
          </table:table-cell>
          <table:table-cell/>
          <table:table-cell office:value-type="float" office:value="308266" calcext:value-type="float">
            <text:p>308266</text:p>
          </table:table-cell>
          <table:table-cell office:value-type="float" office:value="301675" calcext:value-type="float">
            <text:p>301675</text:p>
          </table:table-cell>
          <table:table-cell office:value-type="float" office:value="6591" calcext:value-type="float">
            <text:p>6591</text:p>
          </table:table-cell>
          <table:table-cell/>
          <table:table-cell office:value-type="float" office:value="1129669" calcext:value-type="float">
            <text:p>1129669</text:p>
          </table:table-cell>
          <table:table-cell office:value-type="float" office:value="1095976" calcext:value-type="float">
            <text:p>1095976</text:p>
          </table:table-cell>
          <table:table-cell office:value-type="float" office:value="33693" calcext:value-type="float">
            <text:p>33693</text:p>
          </table:table-cell>
          <table:table-cell/>
          <table:table-cell table:formula="of:=[.M28]/([.E28]+[.I28]+[.M28])" office:value-type="percentage" office:value="0.734292252370056" calcext:value-type="percentage">
            <text:p>73.4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578904" calcext:value-type="float">
            <text:p>578904</text:p>
          </table:table-cell>
          <table:table-cell office:value-type="float" office:value="572266" calcext:value-type="float">
            <text:p>572266</text:p>
          </table:table-cell>
          <table:table-cell office:value-type="float" office:value="6638" calcext:value-type="float">
            <text:p>6638</text:p>
          </table:table-cell>
          <table:table-cell/>
          <table:table-cell office:value-type="float" office:value="434439" calcext:value-type="float">
            <text:p>434439</text:p>
          </table:table-cell>
          <table:table-cell office:value-type="float" office:value="427291" calcext:value-type="float">
            <text:p>427291</text:p>
          </table:table-cell>
          <table:table-cell office:value-type="float" office:value="7148" calcext:value-type="float">
            <text:p>7148</text:p>
          </table:table-cell>
          <table:table-cell/>
          <table:table-cell office:value-type="float" office:value="1073961" calcext:value-type="float">
            <text:p>1073961</text:p>
          </table:table-cell>
          <table:table-cell office:value-type="float" office:value="1041294" calcext:value-type="float">
            <text:p>1041294</text:p>
          </table:table-cell>
          <table:table-cell office:value-type="float" office:value="32667" calcext:value-type="float">
            <text:p>32667</text:p>
          </table:table-cell>
          <table:table-cell/>
          <table:table-cell table:formula="of:=[.M29]/([.E29]+[.I29]+[.M29])" office:value-type="percentage" office:value="0.703226917529546" calcext:value-type="percentage">
            <text:p>70.32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70492" calcext:value-type="float">
            <text:p>470492</text:p>
          </table:table-cell>
          <table:table-cell office:value-type="float" office:value="465633" calcext:value-type="float">
            <text:p>465633</text:p>
          </table:table-cell>
          <table:table-cell office:value-type="float" office:value="4859" calcext:value-type="float">
            <text:p>4859</text:p>
          </table:table-cell>
          <table:table-cell/>
          <table:table-cell office:value-type="float" office:value="426251" calcext:value-type="float">
            <text:p>426251</text:p>
          </table:table-cell>
          <table:table-cell office:value-type="float" office:value="419767" calcext:value-type="float">
            <text:p>419767</text:p>
          </table:table-cell>
          <table:table-cell office:value-type="float" office:value="6484" calcext:value-type="float">
            <text:p>6484</text:p>
          </table:table-cell>
          <table:table-cell/>
          <table:table-cell office:value-type="float" office:value="1091038" calcext:value-type="float">
            <text:p>1091038</text:p>
          </table:table-cell>
          <table:table-cell office:value-type="float" office:value="1056314" calcext:value-type="float">
            <text:p>1056314</text:p>
          </table:table-cell>
          <table:table-cell office:value-type="float" office:value="34724" calcext:value-type="float">
            <text:p>34724</text:p>
          </table:table-cell>
          <table:table-cell/>
          <table:table-cell table:formula="of:=[.M30]/([.E30]+[.I30]+[.M30])" office:value-type="percentage" office:value="0.753771680378579" calcext:value-type="percentage">
            <text:p>75.3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563850" calcext:value-type="float">
            <text:p>563850</text:p>
          </table:table-cell>
          <table:table-cell office:value-type="float" office:value="557062" calcext:value-type="float">
            <text:p>557062</text:p>
          </table:table-cell>
          <table:table-cell office:value-type="float" office:value="6788" calcext:value-type="float">
            <text:p>6788</text:p>
          </table:table-cell>
          <table:table-cell/>
          <table:table-cell office:value-type="float" office:value="391688" calcext:value-type="float">
            <text:p>391688</text:p>
          </table:table-cell>
          <table:table-cell office:value-type="float" office:value="384824" calcext:value-type="float">
            <text:p>384824</text:p>
          </table:table-cell>
          <table:table-cell office:value-type="float" office:value="6864" calcext:value-type="float">
            <text:p>6864</text:p>
          </table:table-cell>
          <table:table-cell/>
          <table:table-cell office:value-type="float" office:value="1056888" calcext:value-type="float">
            <text:p>1056888</text:p>
          </table:table-cell>
          <table:table-cell office:value-type="float" office:value="1024531" calcext:value-type="float">
            <text:p>1024531</text:p>
          </table:table-cell>
          <table:table-cell office:value-type="float" office:value="32357" calcext:value-type="float">
            <text:p>32357</text:p>
          </table:table-cell>
          <table:table-cell/>
          <table:table-cell table:formula="of:=[.M31]/([.E31]+[.I31]+[.M31])" office:value-type="percentage" office:value="0.70327544610837" calcext:value-type="percentage">
            <text:p>70.33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597897" calcext:value-type="float">
            <text:p>597897</text:p>
          </table:table-cell>
          <table:table-cell office:value-type="float" office:value="590532" calcext:value-type="float">
            <text:p>590532</text:p>
          </table:table-cell>
          <table:table-cell office:value-type="float" office:value="7365" calcext:value-type="float">
            <text:p>7365</text:p>
          </table:table-cell>
          <table:table-cell/>
          <table:table-cell office:value-type="float" office:value="354273" calcext:value-type="float">
            <text:p>354273</text:p>
          </table:table-cell>
          <table:table-cell office:value-type="float" office:value="346638" calcext:value-type="float">
            <text:p>346638</text:p>
          </table:table-cell>
          <table:table-cell office:value-type="float" office:value="7635" calcext:value-type="float">
            <text:p>7635</text:p>
          </table:table-cell>
          <table:table-cell/>
          <table:table-cell office:value-type="float" office:value="1063313" calcext:value-type="float">
            <text:p>1063313</text:p>
          </table:table-cell>
          <table:table-cell office:value-type="float" office:value="1030930" calcext:value-type="float">
            <text:p>1030930</text:p>
          </table:table-cell>
          <table:table-cell office:value-type="float" office:value="32383" calcext:value-type="float">
            <text:p>32383</text:p>
          </table:table-cell>
          <table:table-cell/>
          <table:table-cell table:formula="of:=[.M32]/([.E32]+[.I32]+[.M32])" office:value-type="percentage" office:value="0.683430766308592" calcext:value-type="percentage">
            <text:p>68.3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18240" calcext:value-type="float">
            <text:p>418240</text:p>
          </table:table-cell>
          <table:table-cell office:value-type="float" office:value="413479" calcext:value-type="float">
            <text:p>413479</text:p>
          </table:table-cell>
          <table:table-cell office:value-type="float" office:value="4761" calcext:value-type="float">
            <text:p>4761</text:p>
          </table:table-cell>
          <table:table-cell/>
          <table:table-cell office:value-type="float" office:value="387508" calcext:value-type="float">
            <text:p>387508</text:p>
          </table:table-cell>
          <table:table-cell office:value-type="float" office:value="381871" calcext:value-type="float">
            <text:p>381871</text:p>
          </table:table-cell>
          <table:table-cell office:value-type="float" office:value="5637" calcext:value-type="float">
            <text:p>5637</text:p>
          </table:table-cell>
          <table:table-cell/>
          <table:table-cell office:value-type="float" office:value="1095745" calcext:value-type="float">
            <text:p>1095745</text:p>
          </table:table-cell>
          <table:table-cell office:value-type="float" office:value="1060366" calcext:value-type="float">
            <text:p>1060366</text:p>
          </table:table-cell>
          <table:table-cell office:value-type="float" office:value="35379" calcext:value-type="float">
            <text:p>35379</text:p>
          </table:table-cell>
          <table:table-cell/>
          <table:table-cell table:formula="of:=[.M33]/([.E33]+[.I33]+[.M33])" office:value-type="percentage" office:value="0.772855364047447" calcext:value-type="percentage">
            <text:p>77.29%</text:p>
          </table:table-cell>
        </table:table-row>
        <table:table-row table:style-name="ro1" table:number-rows-repeated="3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715588381800791" calcext:value-type="percentage">
            <text:p>71.5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0:01:41.437112166</dc:date>
    <meta:editing-duration>PT2M56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